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#f5c9c9"/>
      <style:text-properties style:use-window-font-color="true"/>
    </style:style>
    <style:style style:name="ce5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606.5</text:p>
          </table:table-cell>
          <table:table-cell table:number-columns-repeated="997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8" office:value-type="string" calcext:value-type="string">
            <text:p>-808 </text:p>
          </table:table-cell>
          <table:table-cell table:style-name="ce48" office:value-type="string" calcext:value-type="string">
            <text:p>-1418.92</text:p>
          </table:table-cell>
          <table:table-cell table:style-name="ce4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6" office:value-type="string" calcext:value-type="string">
            <text:p>расх б</text:p>
          </table:table-cell>
          <table:table-cell table:style-name="ce5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 style:data-style-name="N2" text:time-value="20:11:34.8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0T20:14:46.247000000</dc:date>
    <meta:editing-duration>P10DT12H8M33S</meta:editing-duration>
    <meta:editing-cycles>4589</meta:editing-cycles>
    <meta:document-statistic meta:table-count="6" meta:cell-count="12650" meta:object-count="0"/>
    <meta:user-defined meta:name="qrichtext">1</meta:user-defined>
  </office:meta>
</office:document-meta>
</file>